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oney-web" svg:font-family="rooney-web, Cambria, 'Times New Roman', Times, 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3a388" officeooo:paragraph-rsid="0013a388"/>
    </style:style>
    <style:style style:name="P2" style:family="paragraph" style:parent-style-name="Text_20_body" style:list-style-name="L1">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575757" style:font-name="rooney-web" fo:font-size="12pt" fo:letter-spacing="normal" fo:font-style="normal" fo:font-weight="normal"/>
    </style:style>
    <style:style style:name="P3" style:family="paragraph" style:parent-style-name="Text_20_body" style:list-style-name="L1">
      <style:paragraph-properties fo:margin-left="0in" fo:margin-right="0in" fo:margin-top="0in" fo:margin-bottom="0.1563in" loext:contextual-spacing="false" fo:line-height="160%" fo:orphans="2" fo:widows="2" fo:text-indent="0in" style:auto-text-indent="false" fo:padding="0in" fo:border="none"/>
      <style:text-properties fo:font-variant="normal" fo:text-transform="none" fo:color="#575757" style:font-name="rooney-web" fo:font-size="12pt" fo:letter-spacing="normal" fo:font-style="normal" fo:font-weight="normal"/>
    </style:style>
    <style:style style:name="P4" style:family="paragraph" style:parent-style-name="Text_20_body" style:list-style-name="L11">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paragraph-rsid="0017d634"/>
    </style:style>
    <style:style style:name="P5" style:family="paragraph" style:parent-style-name="Text_20_body" style:list-style-name="L2">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3a388" officeooo:paragraph-rsid="0013a388"/>
    </style:style>
    <style:style style:name="P6"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3a388" officeooo:paragraph-rsid="0013a388"/>
    </style:style>
    <style:style style:name="P7" style:family="paragraph" style:parent-style-name="Text_20_body" style:list-style-name="L3">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3a388" officeooo:paragraph-rsid="0013a388"/>
    </style:style>
    <style:style style:name="P8" style:family="paragraph" style:parent-style-name="Text_20_body" style:list-style-name="L4">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3a388" officeooo:paragraph-rsid="0013a388"/>
    </style:style>
    <style:style style:name="P9" style:family="paragraph" style:parent-style-name="Text_20_body" style:list-style-name="L4">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4e656" officeooo:paragraph-rsid="0014e656"/>
    </style:style>
    <style:style style:name="P10"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4e656" officeooo:paragraph-rsid="0014e656"/>
    </style:style>
    <style:style style:name="P11" style:family="paragraph" style:parent-style-name="Text_20_body" style:list-style-name="L5">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4e656" officeooo:paragraph-rsid="0014e656"/>
    </style:style>
    <style:style style:name="P12" style:family="paragraph" style:parent-style-name="Text_20_body" style:list-style-name="L6">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4e656" officeooo:paragraph-rsid="0014e656"/>
    </style:style>
    <style:style style:name="P13" style:family="paragraph" style:parent-style-name="Text_20_body" style:list-style-name="L7">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5fd6f" officeooo:paragraph-rsid="0015fd6f"/>
    </style:style>
    <style:style style:name="P14"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5fd6f" officeooo:paragraph-rsid="0015fd6f"/>
    </style:style>
    <style:style style:name="P15" style:family="paragraph" style:parent-style-name="Text_20_body" style:list-style-name="L9">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5fd6f" officeooo:paragraph-rsid="0015fd6f"/>
    </style:style>
    <style:style style:name="P16" style:family="paragraph" style:parent-style-name="Text_20_body" style:list-style-name="L10">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7d634" officeooo:paragraph-rsid="0017d634"/>
    </style:style>
    <style:style style:name="P17"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7d634" officeooo:paragraph-rsid="0017d634"/>
    </style:style>
    <style:style style:name="P18" style:family="paragraph" style:parent-style-name="Text_20_body" style:list-style-name="L12">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7d634" officeooo:paragraph-rsid="0017d634"/>
    </style:style>
    <style:style style:name="P19" style:family="paragraph" style:parent-style-name="Text_20_body" style:list-style-name="L13">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7d634" officeooo:paragraph-rsid="0017d634"/>
    </style:style>
    <style:style style:name="P20" style:family="paragraph" style:parent-style-name="Text_20_body" style:list-style-name="L14">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7d634" officeooo:paragraph-rsid="0017d634"/>
    </style:style>
    <style:style style:name="P21" style:family="paragraph" style:parent-style-name="Text_20_body" style:list-style-name="L15">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84595" officeooo:paragraph-rsid="00184595"/>
    </style:style>
    <style:style style:name="P22"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84595" officeooo:paragraph-rsid="00184595"/>
    </style:style>
    <style:style style:name="P23" style:family="paragraph" style:parent-style-name="Text_20_body" style:list-style-name="L16">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84595" officeooo:paragraph-rsid="00184595"/>
    </style:style>
    <style:style style:name="P24" style:family="paragraph" style:parent-style-name="Text_20_body" style:list-style-name="L17">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84595" officeooo:paragraph-rsid="00184595"/>
    </style:style>
    <style:style style:name="P25" style:family="paragraph" style:parent-style-name="Text_20_body" style:list-style-name="L17">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9aa0a" officeooo:paragraph-rsid="0019aa0a"/>
    </style:style>
    <style:style style:name="P26" style:family="paragraph" style:parent-style-name="Text_20_body">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9aa0a" officeooo:paragraph-rsid="0019aa0a"/>
    </style:style>
    <style:style style:name="P27" style:family="paragraph" style:parent-style-name="Text_20_body" style:list-style-name="L18">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9aa0a" officeooo:paragraph-rsid="0019aa0a"/>
    </style:style>
    <style:style style:name="P28" style:family="paragraph" style:parent-style-name="Text_20_body" style:list-style-name="L19">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9aa0a" officeooo:paragraph-rsid="0019aa0a"/>
    </style:style>
    <style:style style:name="P29" style:family="paragraph" style:parent-style-name="Text_20_body" style:list-style-name="L20">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9aa0a" officeooo:paragraph-rsid="0019aa0a"/>
    </style:style>
    <style:style style:name="P30" style:family="paragraph" style:parent-style-name="Text_20_body" style:list-style-name="L21">
      <style:paragraph-properties fo:margin-top="0in" fo:margin-bottom="0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9aa0a" officeooo:paragraph-rsid="0019aa0a"/>
    </style:style>
    <style:style style:name="P31" style:family="paragraph" style:parent-style-name="Text_20_body" style:list-style-name="L8">
      <style:paragraph-properties fo:margin-top="0in" fo:margin-bottom="0.1563in" loext:contextual-spacing="false" fo:line-height="160%" fo:orphans="2" fo:widows="2" fo:padding="0in" fo:border="none"/>
      <style:text-properties fo:font-variant="normal" fo:text-transform="none" fo:color="#575757" style:font-name="rooney-web" fo:font-size="12pt" fo:letter-spacing="normal" fo:font-style="normal" fo:font-weight="normal" officeooo:rsid="0014e656" officeooo:paragraph-rsid="0014e656"/>
    </style:style>
    <style:style style:name="T1" style:family="text">
      <style:text-properties officeooo:rsid="0014e656"/>
    </style:style>
    <style:style style:name="T2" style:family="text">
      <style:text-properties officeooo:rsid="0017d634"/>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85061318" text:style-name="L1">
        <text:list-item>
          <text:p text:style-name="P2"><text:bookmark text:name="XXGF4VQFX8N2KTGZT497"/><text:bookmark text:name="QSSM9Q8E8UTDF3LB3598"/><text:bookmark text:name="UYUC8DNQFLRTEMD85966"/>What is risk management? Why is the identification of risks and vulnerabilities to assets so important in risk management?</text:p>
        </text:list-item>
      </text:list>
      <text:list xml:id="list3639171334" text:style-name="L2">
        <text:list-item>
          <text:p text:style-name="P5">Why is the identification of risks and vulnerabilities to assets so important in risk management</text:p>
        </text:list-item>
      </text:list>
      <text:p text:style-name="P6"/>
      <text:list xml:id="list190833002765290" text:continue-list="list1085061318" text:style-name="L1">
        <text:list-item>
          <text:p text:style-name="P2"><text:bookmark text:name="ADDYEZVUEZWTKE4GT662"/><text:bookmark text:name="FAKPYXZNUDZQLL8VS819"/>According to Sun Tzu, what two key understandings must you achieve to be successful in battle?</text:p>
        </text:list-item>
      </text:list>
      <text:list xml:id="list2873173147" text:style-name="L3">
        <text:list-item>
          <text:p text:style-name="P7">If you know the enemy and know yourself, you need not fear the result of a hundred battles. <text:s/>If you know yourself but not the enemy, for every victory gained you will also suffer a defeat. <text:s/>If you know neither the enemy nor yourself, you will succumb in every battle.</text:p>
        </text:list-item>
      </text:list>
      <text:p text:style-name="P6"/>
      <text:list xml:id="list190833218348508" text:continue-list="list190833002765290" text:style-name="L1">
        <text:list-item>
          <text:p text:style-name="P2"><text:bookmark text:name="NEJSKU849G3HTRMV4129"/><text:bookmark text:name="LZTZEVD61NCGEBDYU228"/>Who is responsible for risk management in an organization? Which community of interest usually takes the lead in information security risk management?</text:p>
        </text:list-item>
      </text:list>
      <text:list xml:id="list1670734461" text:style-name="L4">
        <text:list-item>
          <text:p text:style-name="P8">In an organisation, it is the responsibility of each community of interest to manage the risks that an organisation encounters. <text:s/>Each community <text:span text:style-name="T1">of interest has a role to play</text:span></text:p>
        </text:list-item>
        <text:list-item>
          <text:p text:style-name="P9">Since the members of the information security community best understand the threats and attacks that introduce risk into the organisation, they often take a leadership role in addressing risk.</text:p>
        </text:list-item>
      </text:list>
      <text:p text:style-name="P10"/>
      <text:list xml:id="list190831440366550" text:continue-list="list190833218348508" text:style-name="L1">
        <text:list-item>
          <text:p text:style-name="P2"><text:bookmark text:name="VJJHHSA3REBB0C6A2041"/><text:bookmark text:name="GRYHJ2MKXSM520M02073"/>In risk management strategies, why must periodic review be part of the process?</text:p>
        </text:list-item>
      </text:list>
      <text:list xml:id="list234249791" text:style-name="L5">
        <text:list-item>
          <text:p text:style-name="P11">Frequently, organizations implement control mechanisms, but then neglect the necessary periodic review, revision and maintenance. </text:p>
        </text:list-item>
        <text:list-item>
          <text:p text:style-name="P11">The policies, education and training programs, and technologies that protect information information must be carefully maintained and administered to ensure that they are still effective.</text:p>
        </text:list-item>
      </text:list>
      <text:p text:style-name="P10"/>
      <text:list xml:id="list190832030548869" text:continue-list="list190831440366550" text:style-name="L1">
        <text:list-item>
          <text:p text:style-name="P2"><text:bookmark text:name="FBNGP7AHSE11YCU7C581"/><text:bookmark text:name="NVLNCYMVBZGWTV5A1939"/><text:soft-page-break/>Why do networking components need more examination from an information security perspective than from a systems development perspective?</text:p>
        </text:list-item>
      </text:list>
      <text:list xml:id="list1635422394" text:style-name="L6">
        <text:list-item>
          <text:p text:style-name="P12">Networking components need more examination from an InfoSec perspective than from a systems development perspective because networking subsystems are often the entry point for external threats and the focal point of many attacks against the system.</text:p>
        </text:list-item>
      </text:list>
      <text:p text:style-name="P10"/>
      <text:list xml:id="list190832063706215" text:continue-list="list190832030548869" text:style-name="L1">
        <text:list-item>
          <text:p text:style-name="P2"><text:bookmark text:name="ENBGMVL9KMB537YDB400"/><text:bookmark text:name="ANFQBQ1P5GLNTTE0K895"/>What value does an automated asset inventory system have during risk identification?</text:p>
        </text:list-item>
      </text:list>
      <text:list xml:id="list420477593" text:style-name="L7">
        <text:list-item>
          <text:p text:style-name="P13">An automated asset inventory system would be valuable to the risk identification process because all hardware components are already identified by model, make, and location. <text:s/>Thus, management can review the system for the most critical items and assess their values.</text:p>
        </text:list-item>
      </text:list>
      <text:p text:style-name="P14"/>
      <text:list xml:id="list190833088086031" text:continue-list="list190832063706215" text:style-name="L1">
        <text:list-item>
          <text:p text:style-name="P2"><text:bookmark text:name="KEXWPXK6GQTAFN1DF668"/><text:bookmark text:name="JJUZSVKCA5EHQCVNH201"/>What information attribute is often of great value for local networks that use static addressing?</text:p>
        </text:list-item>
      </text:list>
      <text:list xml:id="list808308310" text:style-name="L9">
        <text:list-item>
          <text:p text:style-name="P15">In networks that use static addressing, the IP Address is very useful for identifying hardware assets, since in static addressing it does not change. However in networks that use DHCP to generate the IP Address</text:p>
        </text:list-item>
      </text:list>
      <text:p text:style-name="P14"/>
      <text:list xml:id="list190831660547803" text:continue-list="list190833088086031" text:style-name="L1">
        <text:list-item>
          <text:p text:style-name="P2"><text:bookmark text:name="KPLUCKQTK8A13SV0L095"/><text:bookmark text:name="QHBWUDAVXNYN3UBUB578"/>When devising a classification scheme for systems components, is it more important that the asset identification list be comprehensive or mutually exclusive?</text:p>
        </text:list-item>
      </text:list>
      <text:list xml:id="list2031264978" text:style-name="L10">
        <text:list-item>
          <text:p text:style-name="P16">The asset identification list be comprehensive and mutually exclusive are equally more important.It is also important that the categories be both comprehensive and mutually exclusive. It is necessary that the system components all be classified and accounted for.</text:p>
        </text:list-item>
      </text:list>
      <text:p text:style-name="P17"/>
      <text:list xml:id="list190832525333891" text:continue-list="list190831660547803" text:style-name="L1">
        <text:list-item>
          <text:p text:style-name="P2"><text:bookmark text:name="RPWPYHC48DHDYNDVG520"/><text:bookmark text:name="EWTW5VHFRTR8FQZFN441"/>What’s the difference between an asset’s ability to generate revenue and its ability to generate profit?</text:p>
        </text:list-item>
      </text:list>
      <text:list xml:id="list508971314" text:style-name="L11">
        <text:list-item>
          <text:p text:style-name="P4"><text:soft-page-break/><text:span text:style-name="T2">Revenue is the recognition of income from an activity supported by the system.</text:span></text:p>
        </text:list-item>
        <text:list-item>
          <text:p text:style-name="P4"><text:span text:style-name="T2">Profit is the amount of revenue that exceeds operating costs</text:span></text:p>
          <text:p text:style-name="P4"><text:tab/></text:p>
        </text:list-item>
      </text:list>
      <text:list xml:id="list190832043490518" text:continue-list="list190832525333891" text:style-name="L1">
        <text:list-item>
          <text:p text:style-name="P2"><text:bookmark text:name="QHQK643PG8LEZSLRG004"/><text:bookmark text:name="BTZLAJTS8A72M0VUD615"/>What are vulnerabilities? How do you identify them?</text:p>
        </text:list-item>
      </text:list>
      <text:list xml:id="list1211497304" text:style-name="L12">
        <text:list-item>
          <text:p text:style-name="P18">Vulnerabilities are specific avenues that threat agents can exploit to attack an information asset. <text:s/>They are chinks in the armor of the information asset.</text:p>
        </text:list-item>
        <text:list-item>
          <text:p text:style-name="P18">A flaw or weakness in an information asset, security procedure, design, or control that could be exploited accidentally or on purpose to breach security.</text:p>
        </text:list-item>
      </text:list>
      <text:p text:style-name="P17"/>
      <text:list xml:id="list190832819195912" text:continue-list="list190832043490518" text:style-name="L1">
        <text:list-item>
          <text:p text:style-name="P2"><text:bookmark text:name="GUQJE4XKPAKDZ0VLP705"/><text:bookmark text:name="SMDCKEGCWMR6XAV5X834"/>What is competitive disadvantage? Why has it emerged as a factor?</text:p>
        </text:list-item>
      </text:list>
      <text:list xml:id="list1793645369" text:style-name="L13">
        <text:list-item>
          <text:p text:style-name="P19">A competitive disadvantage occurs when a company falls behind the competition in its ability to maintain the highly responsive services required in today’s marketplaces.</text:p>
        </text:list-item>
      </text:list>
      <text:p text:style-name="P17"/>
      <text:list xml:id="list190832362064354" text:continue-list="list190832819195912" text:style-name="L1">
        <text:list-item>
          <text:p text:style-name="P2"><text:bookmark text:name="ZVQSGB5PZQJYYMN06429"/><text:bookmark text:name="XMFP6PD1AKA78ZGHZ835"/>What five strategies for controlling risk are described in this chapter?</text:p>
        </text:list-item>
      </text:list>
      <text:list xml:id="list1499161444" text:style-name="L14">
        <text:list-item>
          <text:p text:style-name="P20">Defend</text:p>
          <text:list>
            <text:list-item>
              <text:p text:style-name="P20">Attempts to prevent the exploitation of the vulnerability</text:p>
            </text:list-item>
          </text:list>
        </text:list-item>
        <text:list-item>
          <text:p text:style-name="P20">Transfer</text:p>
          <text:list>
            <text:list-item>
              <text:p text:style-name="P20">Attempts to shift risk to other assets, other processes, or other organizations</text:p>
            </text:list-item>
          </text:list>
        </text:list-item>
        <text:list-item>
          <text:p text:style-name="P20">Mitigate</text:p>
          <text:list>
            <text:list-item>
              <text:p text:style-name="P20">Attempts to reduce the impact caused by the exploitation of vulnerability through planning and preparation.</text:p>
            </text:list-item>
          </text:list>
        </text:list-item>
        <text:list-item>
          <text:p text:style-name="P20">Accept</text:p>
          <text:list>
            <text:list-item>
              <text:p text:style-name="P20">The choice to do nothing to protect a vulnerability and to accept the outcome of its exploitation</text:p>
            </text:list-item>
          </text:list>
        </text:list-item>
        <text:list-item>
          <text:p text:style-name="P20">Terminate</text:p>
          <text:list>
            <text:list-item>
              <text:p text:style-name="P20"><text:soft-page-break/>Directs the organization to avoid those business activities that introduce uncontrollable risks.</text:p>
            </text:list-item>
          </text:list>
        </text:list-item>
      </text:list>
      <text:p text:style-name="P17"/>
      <text:list xml:id="list190833185422125" text:continue-list="list190832362064354" text:style-name="L1">
        <text:list-item>
          <text:p text:style-name="P2"><text:bookmark text:name="PVVB17LRC1JKA0F06215"/><text:bookmark text:name="YUJFMFJDEZZVP9NFJ581"/>Describe the defense strategy for controlling risk. List and describe the three common methods.</text:p>
        </text:list-item>
      </text:list>
      <text:list xml:id="list3763431492" text:style-name="L15">
        <text:list-item>
          <text:p text:style-name="P21">The defend control strategy attempts to prevent the exploitation of the vulnerability. <text:s/>This is the preferred approach and is accomplished by means of countering threats, removing vulnerabilities from assets, limits access to assets, and adding protective safeguards.</text:p>
          <text:list>
            <text:list-item>
              <text:p text:style-name="P21">Application of policy</text:p>
            </text:list-item>
            <text:list-item>
              <text:p text:style-name="P21">Education and training</text:p>
            </text:list-item>
            <text:list-item>
              <text:p text:style-name="P21">Application of technology</text:p>
            </text:list-item>
          </text:list>
        </text:list-item>
      </text:list>
      <text:p text:style-name="P22"/>
      <text:list xml:id="list190832835667322" text:continue-list="list190833185422125" text:style-name="L1">
        <text:list-item>
          <text:p text:style-name="P2"><text:bookmark text:name="WGKFPUK1A96Z5DLDM498"/><text:bookmark text:name="MRECQUJ04GSD8T3LY425"/>Describe the transference strategy for controlling risk. Describe how outsourcing can be used for this purpose.</text:p>
        </text:list-item>
      </text:list>
      <text:list xml:id="list2308418891" text:style-name="L16">
        <text:list-item>
          <text:p text:style-name="P23">The control approach that attempts to shift risk to other assets, other processes, or other organizations. <text:s/>This may be accomplished by rethinking how services are offered, revising deployment models, outsourcing to other organizations, purchasing insurance, or implementing service contracts with providers.</text:p>
        </text:list-item>
        <text:list-item>
          <text:p text:style-name="P23">Outsourcing allows an organization to transfer the risk associated with the management of complex systems to another organization that has experience in dealing with those risks. <text:s/>One of the benefits of outsourcing is that the service provider is responsible for disaster recovery when recovery efforts are needed.</text:p>
        </text:list-item>
      </text:list>
      <text:p text:style-name="P22"/>
      <text:list xml:id="list190831345918314" text:continue-list="list190832835667322" text:style-name="L1">
        <text:list-item>
          <text:p text:style-name="P2"><text:bookmark text:name="QZHRXQN91XC73FCL7540"/><text:bookmark text:name="ABNQWTQ8BMRX5GX4T630"/>Describe the mitigation strategy for controlling risk. What three planning approaches are discussed in the text as opportunities to mitigate risk?</text:p>
        </text:list-item>
      </text:list>
      <text:list xml:id="list3113237735" text:style-name="L17">
        <text:list-item>
          <text:p text:style-name="P24">The control approach that attempts to reduce the impact caused by the exploitation of vulnerability through planning and preparation. </text:p>
        </text:list-item>
        <text:list-item>
          <text:p text:style-name="P24"><text:soft-page-break/>Mitigation begins with the early detection that an attack is in progress and the ability of the organization and the ability of the organization to respond quickly, efficiently and effectively.</text:p>
        </text:list-item>
        <text:list-item>
          <text:p text:style-name="P24">This requires the creation of three types of plans.</text:p>
          <text:list>
            <text:list-item>
              <text:p text:style-name="P24">Disaster recovery plan</text:p>
              <text:list>
                <text:list-item>
                  <text:p text:style-name="P24">Includes the entire spectrum of activities used to prepare for and recover from an incident. <text:s/>The DR plan focuses more on preparations completed before and actions taken after the incident.</text:p>
                </text:list-item>
              </text:list>
            </text:list-item>
            <text:list-item>
              <text:p text:style-name="P24">Incident recovery plan</text:p>
              <text:list>
                <text:list-item>
                  <text:p text:style-name="P24">Defines the actions an organization can and perhaps should take while an incident is in progress. <text:s/>The IR focuses on intelligence gathering, information analysis, coordinated decision making, and urgent, concrete actions</text:p>
                </text:list-item>
              </text:list>
            </text:list-item>
            <text:list-item>
              <text:p text:style-name="P24">Business continuity plan</text:p>
              <text:list>
                <text:list-item>
                  <text:p text:style-name="P25">Encompasses the continuation of business activities if a catastrophic event occurs. <text:s/>The BC plan includes planning the steps necessary to ensure the continuation of the organization when the scope or scale of a disaster exceeds the ability of the DR plan to restore operations.</text:p>
                </text:list-item>
              </text:list>
            </text:list-item>
          </text:list>
        </text:list-item>
      </text:list>
      <text:p text:style-name="P26"/>
      <text:list xml:id="list190833099931750" text:continue-list="list190831345918314" text:style-name="L1">
        <text:list-item>
          <text:p text:style-name="P2"><text:bookmark text:name="ARWTLFJLWLBK08SYF415"/><text:bookmark text:name="KPZF958UW9DPLGX05663"/>How is an incident response plan different from a disaster recovery plan?</text:p>
        </text:list-item>
      </text:list>
      <text:list xml:id="list3364435629" text:style-name="L18">
        <text:list-item>
          <text:p text:style-name="P27">The DR plan focuses more on preparations completed before and actions taken for disasters – often escalated incidents; to reestablish operations at the primary site. </text:p>
        </text:list-item>
        <text:list-item>
          <text:p text:style-name="P27">The IR plan focuses on incident response: intelligence gathering, information anylysis, coordinated decision making, and urgent, concrete actions taken while an incident is occurring. </text:p>
        </text:list-item>
      </text:list>
      <text:p text:style-name="P26"/>
      <text:list xml:id="list190832410818732" text:continue-list="list190833099931750" text:style-name="L1">
        <text:list-item>
          <text:p text:style-name="P2"><text:bookmark text:name="SFZRYL43CQ82SASRW807"/><text:bookmark text:name="QSKYPWABW1NHNGZVE335"/>What is risk appetite? Explain why it varies among organizations.</text:p>
        </text:list-item>
      </text:list>
      <text:list xml:id="list2047860212" text:style-name="L19">
        <text:list-item>
          <text:p text:style-name="P28"><text:soft-page-break/>The quantity and nature of risk that organizations are willing to accept as they evaluate the trade-offs between perfect security and unlimited accessibility.</text:p>
        </text:list-item>
        <text:list-item>
          <text:p text:style-name="P28">Varies from organization to organizaiton because different organizations maintain different balances between the expense of controlling vulnerabilities and the losses possible if these vulnerabilities and the losses possible if these vulnerabilities were exploited. <text:s/></text:p>
        </text:list-item>
        <text:list-item>
          <text:p text:style-name="P28">The key is to find balance.</text:p>
        </text:list-item>
      </text:list>
      <text:p text:style-name="P26"/>
      <text:list xml:id="list190832315635749" text:continue-list="list190832410818732" text:style-name="L1">
        <text:list-item>
          <text:p text:style-name="P2"><text:bookmark text:name="RKBA9PRRJ32HH1R5F954"/><text:bookmark text:name="NNQC3LUEAG2MU7Q25413"/>What is a cost-benefit analysis?</text:p>
        </text:list-item>
      </text:list>
      <text:list xml:id="list1746759313" text:style-name="L20">
        <text:list-item>
          <text:p text:style-name="P29">The formal decision-making process used by an organization to evaluate whether or not the benefit gained from a given project is worth the expense its undertaking incurs. <text:s/></text:p>
        </text:list-item>
      </text:list>
      <text:p text:style-name="P26"/>
      <text:list xml:id="list190832630544473" text:continue-list="list190832315635749" text:style-name="L1">
        <text:list-item>
          <text:p text:style-name="P2"><text:bookmark text:name="LRWYEYD0RFY7C45J4185"/><text:bookmark text:name="VMTVS8AZNARPFSP8L690"/>What is single loss expectancy? What is annualized loss expectancy?</text:p>
        </text:list-item>
      </text:list>
      <text:list xml:id="list1638216307" text:style-name="L21">
        <text:list-item>
          <text:p text:style-name="P30">The value associated with the most likely loss from an attack. <text:s/>It is a calculation based on the value of the asset and the expected percentage of loss that would occur from a single occurrence of a particular attack.</text:p>
        </text:list-item>
        <text:list-item>
          <text:p text:style-name="P30">Annual loss expectancy is the expected loss from the exploitation of a vulnerability for a specific information asset over the course of a year. <text:s/></text:p>
        </text:list-item>
        <text:list-item>
          <text:p text:style-name="P30">Calculated by multiplying the single loss expectanccy for a particular information asset by the annualized rate of occurrence.</text:p>
        </text:list-item>
      </text:list>
      <text:p text:style-name="P26"/>
      <text:list xml:id="list190832996423442" text:continue-list="list190832630544473" text:style-name="L1">
        <text:list-item>
          <text:p text:style-name="P3"><text:bookmark text:name="NZWVUW39ZL8BB3YEY679"/><text:bookmark text:name="VDLZEV7JCWXQ49NZX524"/>What is residual risk?</text:p>
        </text:list-item>
      </text:list>
      <text:list xml:id="list3375624688" text:style-name="L8">
        <text:list-item>
          <text:p text:style-name="P31">Even when vulnerabilities have been controlled as much as possible, there is often still some risk that has not been completely removed, shifted, or planned for. <text:s/>This remainder is called residual ris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oney-web" svg:font-family="rooney-web, Cambria, 'Times New Roman', Times, 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7:48:32.109771981</meta:creation-date>
    <dc:date>2019-10-28T19:08:31.051046020</dc:date>
    <meta:editing-duration>PT9M24S</meta:editing-duration>
    <meta:editing-cycles>1</meta:editing-cycles>
    <meta:document-statistic meta:table-count="0" meta:image-count="0" meta:object-count="0" meta:page-count="6" meta:paragraph-count="71" meta:word-count="1378" meta:character-count="8800" meta:non-whitespace-character-count="7538"/>
    <meta:generator>LibreOffice/6.2.7.1$Linux_X86_64 LibreOffice_project/20$Build-1</meta:generator>
  </office:meta>
</office:document-meta>
</file>